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ff" draw:marker-start-width="0.5cm" draw:marker-end-width="0.5cm" draw:fill="none" draw:fill-color="#ffffff" draw:auto-grow-width="false" fo:min-height="0.75cm" fo:min-width="2.74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1.024cm" fo:min-width="3.036cm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25cm" fo:min-width="6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1.024cm" fo:min-width="2.68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width="0.1cm" svg:stroke-color="#ff3366" draw:marker-start-width="0.5cm" draw:marker-end-width="0.5cm" draw:fill="none" draw:textarea-horizontal-align="justify" draw:textarea-vertical-align="middle" draw:auto-grow-height="false" fo:min-height="1.25cm" fo:min-width="3.7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241cm" svg:height="1.1cm" svg:x="1cm" svg:y="1.8cm">
          <draw:text-box>
            <text:p text:style-name="P1">ZüchterIn</text:p>
          </draw:text-box>
        </draw:frame>
        <draw:frame draw:style-name="gr2" draw:text-style-name="P3" draw:layer="layout" svg:width="5.6cm" svg:height="1.1cm" svg:x="7.6cm" svg:y="4cm">
          <draw:text-box>
            <text:p>Zuchtorganisation</text:p>
          </draw:text-box>
        </draw:frame>
        <draw:custom-shape draw:style-name="gr3" draw:text-style-name="P4" draw:layer="layout" svg:width="5cm" svg:height="1.8cm" svg:x="0.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cm" svg:height="3.5cm" svg:x="7cm" svg:y="3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2cm" svg:y1="4cm" svg:x2="10.5cm" svg:y2="1.1cm">
          <text:p/>
        </draw:line>
        <draw:line draw:style-name="gr5" draw:text-style-name="P4" draw:layer="layout" svg:x1="10.5cm" svg:y1="1.1cm" svg:x2="14.7cm" svg:y2="4cm">
          <text:p/>
        </draw:line>
        <draw:frame draw:style-name="gr6" draw:text-style-name="P6" draw:layer="layout" svg:width="4.8cm" svg:height="1.827cm" svg:x="8.5cm" svg:y="5.1cm">
          <draw:text-box>
            <text:p text:style-name="P5"><text:span text:style-name="T1">- </text:span><text:span text:style-name="T2">Herdebuch</text:span></text:p>
            <text:p text:style-name="P5"><text:span text:style-name="T1">- </text:span><text:span text:style-name="T2">Zuchtbescheinigung</text:span></text:p>
          </draw:text-box>
        </draw:frame>
        <draw:line draw:style-name="gr5" draw:text-style-name="P4" draw:layer="layout" svg:x1="4cm" svg:y1="3.3cm" svg:x2="4cm" svg:y2="5.5cm">
          <text:p/>
        </draw:line>
        <draw:line draw:style-name="gr7" draw:text-style-name="P4" draw:layer="layout" svg:x1="4cm" svg:y1="5.5cm" svg:x2="8.3cm" svg:y2="5.5cm">
          <text:p/>
        </draw:line>
        <draw:line draw:style-name="gr5" draw:text-style-name="P4" draw:layer="layout" svg:x1="8.2cm" svg:y1="6.1cm" svg:x2="3cm" svg:y2="6.1cm">
          <text:p/>
        </draw:line>
        <draw:line draw:style-name="gr7" draw:text-style-name="P4" draw:layer="layout" svg:x1="3cm" svg:y1="6.1cm" svg:x2="3cm" svg:y2="3.4cm">
          <text:p/>
        </draw:line>
        <draw:custom-shape draw:style-name="gr8" draw:text-style-name="P4" draw:layer="layout" svg:width="4.5cm" svg:height="1.8cm" svg:x="5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3.8cm" svg:height="1.673cm" svg:x="5.7cm" svg:y="9.4cm">
          <draw:text-box>
            <text:p>Produktion</text:p>
          </draw:text-box>
        </draw:frame>
        <draw:custom-shape draw:style-name="gr10" draw:text-style-name="P4" draw:layer="layout" svg:width="4.7cm" svg:height="2cm" svg:x="1.4cm" svg:y="6.9cm">
          <text:p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11" draw:text-style-name="P6" draw:layer="layout" svg:width="3.6cm" svg:height="0.802cm" svg:x="1.9cm" svg:y="7.5cm">
          <draw:text-box>
            <text:p text:style-name="P5"><text:span text:style-name="T1">Vermarktung</text:span></text:p>
          </draw:text-box>
        </draw:frame>
        <draw:line draw:style-name="gr7" draw:text-style-name="P4" draw:layer="layout" svg:x1="2cm" svg:y1="3.3cm" svg:x2="2cm" svg:y2="7.1cm">
          <text:p/>
        </draw:line>
        <draw:line draw:style-name="gr7" draw:text-style-name="P4" draw:layer="layout" svg:x1="3.7cm" svg:y1="8.7cm" svg:x2="5.2cm" svg:y2="9.8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06T12:17:53.088112000</dc:date>
    <meta:editing-duration>PT4M36S</meta:editing-duration>
    <meta:editing-cycles>3</meta:editing-cycles>
    <meta:generator>LibreOffice/5.4.3.2$MacOSX_X86_64 LibreOffice_project/92a7159f7e4af62137622921e809f8546db437e5</meta:generator>
    <meta:document-statistic meta:object-count="17"/>
  </office:meta>
</office:document-meta>
</file>